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39dd" officeooo:paragraph-rsid="000f39dd"/>
    </style:style>
    <style:style style:name="P2" style:family="paragraph" style:parent-style-name="Standard">
      <style:paragraph-properties fo:text-align="center" style:justify-single-word="false"/>
      <style:text-properties fo:language="es" fo:country="MX" officeooo:rsid="000f39dd" officeooo:paragraph-rsid="000f39dd" style:font-size-asian="10.5pt"/>
    </style:style>
    <style:style style:name="P3" style:family="paragraph" style:parent-style-name="Standard">
      <style:paragraph-properties fo:text-align="center" style:justify-single-word="false"/>
      <style:text-properties officeooo:rsid="001090d6" officeooo:paragraph-rsid="001090d6"/>
    </style:style>
    <style:style style:name="P4" style:family="paragraph" style:parent-style-name="Standard">
      <style:paragraph-properties fo:text-align="start" style:justify-single-word="false"/>
      <style:text-properties officeooo:rsid="001090d6" officeooo:paragraph-rsid="001090d6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090d6" officeooo:paragraph-rsid="001090d6" fo:background-color="transparent" style:font-size-asian="12pt" style:font-size-complex="12pt"/>
    </style:style>
    <style:style style:name="P6" style:family="paragraph" style:parent-style-name="Standard">
      <style:paragraph-properties style:line-height-at-least="0.198in"/>
      <style:text-properties fo:color="#000000" style:font-name="Liberation Serif" fo:font-size="12pt" fo:font-weight="normal" fo:background-color="transparen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2pt" officeooo:rsid="001090d6" officeooo:paragraph-rsid="001090d6" fo:background-color="transparen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rsid="001339cb" officeooo:paragraph-rsid="001339cb"/>
    </style:style>
    <style:style style:name="P9" style:family="paragraph" style:parent-style-name="Standard">
      <style:paragraph-properties fo:text-align="start" style:justify-single-word="false"/>
      <style:text-properties officeooo:rsid="0014641c" officeooo:paragraph-rsid="0014641c"/>
    </style:style>
    <style:style style:name="P10" style:family="paragraph" style:parent-style-name="Standard">
      <style:paragraph-properties fo:text-align="start" style:justify-single-word="false"/>
      <style:text-properties officeooo:rsid="001655a3" officeooo:paragraph-rsid="001655a3"/>
    </style:style>
    <style:style style:name="P11" style:family="paragraph" style:parent-style-name="Standard">
      <style:paragraph-properties fo:text-align="start" style:justify-single-word="false"/>
      <style:text-properties officeooo:rsid="001849d4" officeooo:paragraph-rsid="001849d4"/>
    </style:style>
    <style:style style:name="T1" style:family="text">
      <style:text-properties officeooo:rsid="0011614b"/>
    </style:style>
    <style:style style:name="T2" style:family="text">
      <style:text-properties officeooo:rsid="0012ca9e"/>
    </style:style>
    <style:style style:name="T3" style:family="text">
      <style:text-properties fo:language="es" fo:country="MX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amen de Automatas.</text:p>
      <text:p text:style-name="P2"/>
      <text:p text:style-name="P2"/>
      <text:p text:style-name="P2"/>
      <text:p text:style-name="P2">II Semestre – 2018</text:p>
      <text:p text:style-name="P2"/>
      <text:p text:style-name="P2"/>
      <text:p text:style-name="P1"/>
      <text:p text:style-name="P1">Jefferson Alvarez Lopez</text:p>
      <text:p text:style-name="P1"/>
      <text:p text:style-name="P1">B60380</text:p>
      <text:p text:style-name="P1"/>
      <text:p text:style-name="P1"/>
      <text:p text:style-name="P1"/>
      <text:p text:style-name="P1">Profesor: Luis Quesad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3">Gramatica</text:span> usada:</text:p>
      <text:p text:style-name="P3"/>
      <text:p text:style-name="P3"/>
      <text:p text:style-name="P5">&lt;EXCEL_EJECUTOR&gt; ::= <text:span text:style-name="T1">&lt;</text:span>TABLA<text:span text:style-name="T1">&gt; &lt;</text:span>FUNCION<text:span text:style-name="T1">&gt;</text:span></text:p>
      <text:p text:style-name="P7"/>
      <text:p text:style-name="P7"/>
      <text:p text:style-name="P5">&lt;TIPO_ENTRADA&gt; ::<text:span text:style-name="T1">=</text:span> “caracter”</text:p>
      <text:p text:style-name="P6">| “numero_entero”</text:p>
      <text:p text:style-name="P6">| “numero_real” </text:p>
      <text:p text:style-name="P6"/>
      <text:p text:style-name="P7"/>
      <text:p text:style-name="P5"><text:span text:style-name="T1">&lt;</text:span>RANGO<text:span text:style-name="T1">&gt; :</text:span>:<text:span text:style-name="T1">=</text:span> “celda” “dos_puntos” “celda”</text:p>
      <text:p text:style-name="P7"/>
      <text:p text:style-name="P7"/>
      <text:p text:style-name="P5"><text:span text:style-name="T1">&lt;</text:span>TIPO_ARGUMENTO<text:span text:style-name="T1">&gt;</text:span> ::<text:span text:style-name="T1">=</text:span> “numero_entero”</text:p>
      <text:p text:style-name="P6">| “numero_real”</text:p>
      <text:p text:style-name="P6">| <text:span text:style-name="T1">&lt;</text:span>RANGO<text:span text:style-name="T1">&gt;</text:span></text:p>
      <text:p text:style-name="P6">| “celda”</text:p>
      <text:p text:style-name="P6"/>
      <text:p text:style-name="P7"/>
      <text:p text:style-name="P5"><text:span text:style-name="T1">&lt;</text:span>TABLA<text:span text:style-name="T1">&gt;</text:span> ::<text:span text:style-name="T1">=</text:span> “pal_itable” <text:span text:style-name="T1">&lt;</text:span>FILA<text:span text:style-name="T1">&gt;</text:span> <text:span text:style-name="T1">&lt;</text:span>FILA<text:span text:style-name="T1">&gt;</text:span> <text:span text:style-name="T1">&lt;</text:span>FILA<text:span text:style-name="T1">&gt;</text:span> <text:span text:style-name="T1">&lt;</text:span>FILA<text:span text:style-name="T1">&gt;</text:span> <text:span text:style-name="T1">&lt;</text:span>FILA<text:span text:style-name="T1">&gt;</text:span> “pal_etable”</text:p>
      <text:p text:style-name="P7"/>
      <text:p text:style-name="P7"/>
      <text:p text:style-name="P5"><text:span text:style-name="T1">&lt;</text:span>FILA<text:span text:style-name="T1">&gt;</text:span> ::<text:span text:style-name="T1">=</text:span> <text:span text:style-name="T1">&lt;</text:span>TIPO_ENTRADA<text:span text:style-name="T1">&gt;</text:span> “coma” <text:span text:style-name="T1">&lt;</text:span>TIPO_ENTRADA<text:span text:style-name="T1">&gt;</text:span> “coma” <text:span text:style-name="T1">&lt;</text:span>TIPO_ENTRADA<text:span text:style-name="T1">&gt;</text:span> “coma” <text:tab/> <text:s text:c="2"/><text:tab/> <text:s text:c="4"/><text:span text:style-name="T1">&lt;</text:span>TIPO_ENTRADA<text:span text:style-name="T1">&gt;</text:span> “coma” <text:span text:style-name="T1">&lt;</text:span>TIPO_ENTRADA<text:span text:style-name="T1">&gt;</text:span></text:p>
      <text:p text:style-name="P7"/>
      <text:p text:style-name="P7"/>
      <text:p text:style-name="P5"><text:span text:style-name="T1">&lt;</text:span>FUNCION<text:span text:style-name="T1">&gt;</text:span> : “pal_ifunction” “igual” <text:span text:style-name="T1">&lt;</text:span>TIPO_FUNC<text:span text:style-name="T1">&gt;</text:span> “parentesis_abierto” <text:span text:style-name="T1">&lt;</text:span>ARGUMENTOS<text:span text:style-name="T1">&gt;</text:span> “parentesis_cerrado” “pal_efunction”</text:p>
      <text:p text:style-name="P7"/>
      <text:p text:style-name="P7"/>
      <text:p text:style-name="P5"><text:span text:style-name="T1">&lt;</text:span>TIPO_FUNC<text:span text:style-name="T1">&gt;</text:span> ::<text:span text:style-name="T1">=</text:span> “average”</text:p>
      <text:p text:style-name="P6">| “var”</text:p>
      <text:p text:style-name="P7"/>
      <text:p text:style-name="P7"/>
      <text:p text:style-name="P5"><text:span text:style-name="T2">&lt;</text:span>ARGUMENTOS<text:span text:style-name="T2">&gt;</text:span> ::<text:span text:style-name="T2">=</text:span> <text:span text:style-name="T2">&lt;</text:span>TIPO_ARGUMENTO<text:span text:style-name="T2">&gt;</text:span> <text:span text:style-name="T2">&lt;</text:span>EXTENSION_ARG<text:span text:style-name="T2">&gt;</text:span></text:p>
      <text:p text:style-name="P7"/>
      <text:p text:style-name="P7"/>
      <text:p text:style-name="P5"><text:span text:style-name="T2">&lt;</text:span>EXTENSION_ARG<text:span text:style-name="T2">&gt;</text:span> : coma <text:span text:style-name="T2">&lt;</text:span>ARGUMENTOS<text:span text:style-name="T2">&gt;</text:span></text:p>
      <text:p text:style-name="P6">| <text:span text:style-name="T2">epsilon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Uso del compilador:</text:p>
      <text:p text:style-name="P8"/>
      <text:p text:style-name="P9">Para correr el programa y generar el codigo MIPS, primero se debe tener un archivo con un formato como el siguiente:</text:p>
      <text:p text:style-name="P9"/>
      <text:p text:style-name="P9">ITABLE:</text:p>
      <text:p text:style-name="P9">-1.13, 3, 4, 5, 6</text:p>
      <text:p text:style-name="P9"><text:s text:c="2"/>g <text:s/>, h, i, j, k</text:p>
      <text:p text:style-name="P9"><text:s/>2.0 , 5, 90, f, 12</text:p>
      <text:p text:style-name="P9"><text:s/>30 <text:s/>, h, 2, -1, 2.2</text:p>
      <text:p text:style-name="P9"><text:s text:c="2"/>e <text:s/>, d, g, <text:s/>2, 2.3 </text:p>
      <text:p text:style-name="P9">ETABLE:</text:p>
      <text:p text:style-name="P9"/>
      <text:p text:style-name="P9">IFUNCTION:</text:p>
      <text:p text:style-name="P9">=AVERAGE(A0:E0, A2:C2, E2, A3, C3:E3, D4, -1.5, 3.22, 25.77)</text:p>
      <text:p text:style-name="P9">EFUNCTION:</text:p>
      <text:p text:style-name="P9"/>
      <text:p text:style-name="P9"/>
      <text:p text:style-name="P9">- Es necesario poner las etiquetas que indican donde inicial y finaliza tanto la tabla como la funcion.</text:p>
      <text:p text:style-name="P9">- Se debe poner primero la tabla y despues la funcion.</text:p>
      <text:p text:style-name="P9">- Las funciones validas son AVERAGE y VAR.</text:p>
      <text:p text:style-name="P9"/>
      <text:p text:style-name="P11">- Se debe tener python3 instalado.</text:p>
      <text:p text:style-name="P11"/>
      <text:p text:style-name="P10">Ejecucion:</text:p>
      <text:p text:style-name="P10"/>
      <text:p text:style-name="P10">En una terminal de Linux se debe poner:</text:p>
      <text:p text:style-name="P10"/>
      <text:p text:style-name="P10"><text:tab/>python3 syntactic.py “Nombre_Archivo”</text:p>
      <text:p text:style-name="P10"/>
      <text:p text:style-name="P10">Donde “Nombre_Archivo” es el archivo en donde se encuentra la matriz y la funcion.</text:p>
      <text:p text:style-name="P10"/>
      <text:p text:style-name="P11">- La salida va a ser un archivo llamado output.s que tendra el codigo MIPS para ser ejecutado en MARS.</text:p>
      <text:p text:style-name="P11"/>
      <text:p text:style-name="P11">- Desde MARS se debe abir el archivo, presionar la tecla F3 para hacer el build y correrlo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21:43:28.159320591</meta:creation-date>
    <dc:date>2018-11-29T23:46:23.351916251</dc:date>
    <meta:editing-duration>PT40M10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3" meta:paragraph-count="45" meta:word-count="257" meta:character-count="1671" meta:non-whitespace-character-count="1435"/>
  </office:meta>
</office:document-meta>
</file>